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11fe" officeooo:paragraph-rsid="001285ae" style:font-weight-asian="normal" style:font-weight-complex="normal"/>
    </style:style>
    <style:style style:name="P10" style:family="paragraph" style:parent-style-name="Standard">
      <style:text-properties style:font-name="Courier New" fo:font-weight="normal" officeooo:rsid="0010eb3c" officeooo:paragraph-rsid="0010eb3c" style:font-weight-asian="normal" style:font-weight-complex="normal"/>
    </style:style>
    <style:style style:name="P11" style:family="paragraph" style:parent-style-name="Standard">
      <style:text-properties style:font-name="Liberation Serif" fo:font-weight="normal" officeooo:rsid="001011fe" officeooo:paragraph-rsid="000ece12" style:font-weight-asian="normal" style:font-weight-complex="normal"/>
    </style:style>
    <style:style style:name="P12" style:family="paragraph" style:parent-style-name="Standard">
      <style:paragraph-properties fo:break-before="page"/>
      <style:text-properties fo:font-weight="bold" officeooo:rsid="000cac95" officeooo:paragraph-rsid="000ece12" style:font-weight-asian="bold" style:font-weight-complex="bold"/>
    </style:style>
    <style:style style:name="P13" style:family="paragraph" style:parent-style-name="Standard">
      <style:paragraph-properties fo:break-before="page"/>
      <style:text-properties officeooo:rsid="000cac95" officeooo:paragraph-rsid="000cac95"/>
    </style:style>
    <style:style style:name="P14" style:family="paragraph" style:parent-style-name="Standard">
      <style:text-properties officeooo:rsid="000be437" officeooo:paragraph-rsid="000be437"/>
    </style:style>
    <style:style style:name="P15" style:family="paragraph" style:parent-style-name="Standard">
      <style:text-properties style:font-name="Courier New" fo:font-weight="normal" officeooo:rsid="00146ec8" officeooo:paragraph-rsid="00146ec8" style:font-weight-asian="normal" style:font-weight-complex="normal"/>
    </style:style>
    <style:style style:name="P16" style:family="paragraph" style:parent-style-name="Standard">
      <style:text-properties style:font-name="Liberation Serif" fo:font-weight="bold" officeooo:rsid="0017ac32" officeooo:paragraph-rsid="0017ac32" style:font-weight-asian="bold" style:font-weight-complex="bold"/>
    </style:style>
    <style:style style:name="P17" style:family="paragraph" style:parent-style-name="Standard">
      <style:text-properties style:font-name="Liberation Serif" fo:font-weight="normal" officeooo:rsid="0017ac32" officeooo:paragraph-rsid="0017ac32" style:font-weight-asian="normal" style:font-weight-complex="normal"/>
    </style:style>
    <style:style style:name="P18" style:family="paragraph" style:parent-style-name="Standard">
      <style:text-properties style:font-name="Liberation Serif" fo:font-weight="normal" officeooo:rsid="00146ec8" officeooo:paragraph-rsid="00146ec8" style:font-weight-asian="normal" style:font-weight-complex="normal"/>
    </style:style>
    <style:style style:name="P19" style:family="paragraph" style:parent-style-name="Standard">
      <style:text-properties style:font-name="Liberation Serif" fo:font-weight="normal" officeooo:rsid="0019295a" officeooo:paragraph-rsid="0019295a" style:font-weight-asian="normal" style:font-weight-complex="normal"/>
    </style:style>
    <style:style style:name="P20" style:family="paragraph" style:parent-style-name="Standard">
      <style:text-properties style:font-name="Liberation Serif" fo:font-weight="normal" officeooo:rsid="0019295a" officeooo:paragraph-rsid="001c6f5e" style:font-weight-asian="normal" style:font-weight-complex="normal"/>
    </style:style>
    <style:style style:name="P21" style:family="paragraph" style:parent-style-name="Standard">
      <style:text-properties style:font-name="Liberation Serif" fo:font-weight="normal" officeooo:rsid="001a4a51" officeooo:paragraph-rsid="001c6f5e" style:font-weight-asian="normal" style:font-weight-complex="normal"/>
    </style:style>
    <style:style style:name="P22" style:family="paragraph" style:parent-style-name="Standard">
      <style:text-properties style:font-name="Liberation Serif" fo:font-weight="normal" officeooo:rsid="001a4a51" officeooo:paragraph-rsid="001c7740" style:font-weight-asian="normal" style:font-weight-complex="normal"/>
    </style:style>
    <style:style style:name="P23" style:family="paragraph" style:parent-style-name="Standard">
      <style:text-properties style:font-name="Liberation Serif" fo:font-weight="normal" officeooo:rsid="001c7740" officeooo:paragraph-rsid="001c7740" style:font-weight-asian="normal" style:font-weight-complex="normal"/>
    </style:style>
    <style:style style:name="P24" style:family="paragraph" style:parent-style-name="Standard">
      <style:text-properties style:font-name="Liberation Serif" fo:font-weight="normal" officeooo:rsid="001e45dc" officeooo:paragraph-rsid="001e45dc" style:font-weight-asian="normal" style:font-weight-complex="normal"/>
    </style:style>
    <style:style style:name="P25" style:family="paragraph" style:parent-style-name="Standard">
      <style:text-properties style:font-name="Liberation Serif" fo:font-weight="normal" officeooo:rsid="001e45dc" officeooo:paragraph-rsid="00201e4e" style:font-weight-asian="normal" style:font-weight-complex="normal"/>
    </style:style>
    <style:style style:name="P26" style:family="paragraph" style:parent-style-name="Standard">
      <style:text-properties style:font-name="Liberation Serif" fo:font-weight="normal" officeooo:rsid="001e45dc" officeooo:paragraph-rsid="00222ae7" style:font-weight-asian="normal" style:font-weight-complex="normal"/>
    </style:style>
    <style:style style:name="P27" style:family="paragraph" style:parent-style-name="Standard">
      <style:text-properties style:font-name="Liberation Serif" fo:font-weight="normal" officeooo:rsid="001e45dc" officeooo:paragraph-rsid="00235850" style:font-weight-asian="normal" style:font-weight-complex="normal"/>
    </style:style>
    <style:style style:name="P28" style:family="paragraph" style:parent-style-name="Standard">
      <style:text-properties style:font-name="Liberation Serif" fo:font-weight="normal" officeooo:rsid="00201e4e" officeooo:paragraph-rsid="00201e4e" style:font-weight-asian="normal" style:font-weight-complex="normal"/>
    </style:style>
    <style:style style:name="P29" style:family="paragraph" style:parent-style-name="Standard">
      <style:text-properties style:font-name="Liberation Serif" fo:font-weight="normal" officeooo:rsid="00246fd9" officeooo:paragraph-rsid="00246fd9" style:font-weight-asian="normal" style:font-weight-complex="normal"/>
    </style:style>
    <style:style style:name="T1" style:family="text">
      <style:text-properties officeooo:rsid="000ece12"/>
    </style:style>
    <style:style style:name="T2" style:family="text">
      <style:text-properties officeooo:rsid="001011fe"/>
    </style:style>
    <style:style style:name="T3" style:family="text">
      <style:text-properties officeooo:rsid="0010eb3c"/>
    </style:style>
    <style:style style:name="T4" style:family="text">
      <style:text-properties officeooo:rsid="001285ae"/>
    </style:style>
    <style:style style:name="T5" style:family="text">
      <style:text-properties officeooo:rsid="00146ec8"/>
    </style:style>
    <style:style style:name="T6" style:family="text">
      <style:text-properties officeooo:rsid="00150432"/>
    </style:style>
    <style:style style:name="T7" style:family="text">
      <style:text-properties officeooo:rsid="0019295a"/>
    </style:style>
    <style:style style:name="T8" style:family="text">
      <style:text-properties officeooo:rsid="001b92ac"/>
    </style:style>
    <style:style style:name="T9" style:family="text">
      <style:text-properties officeooo:rsid="001c6f5e"/>
    </style:style>
    <style:style style:name="T10" style:family="text">
      <style:text-properties officeooo:rsid="001e45dc"/>
    </style:style>
    <style:style style:name="T11" style:family="text">
      <style:text-properties style:text-position="super 58%"/>
    </style:style>
    <style:style style:name="T12" style:family="text">
      <style:text-properties style:text-position="super 58%" officeooo:rsid="001e45dc"/>
    </style:style>
    <style:style style:name="T13" style:family="text">
      <style:text-properties style:text-position="sub 58%"/>
    </style:style>
    <style:style style:name="T14" style:family="text">
      <style:text-properties style:text-position="sub 58%" officeooo:rsid="001e45dc"/>
    </style:style>
    <style:style style:name="T15" style:family="text">
      <style:text-properties style:text-position="sub 58%" officeooo:rsid="00201e4e"/>
    </style:style>
    <style:style style:name="T16" style:family="text">
      <style:text-properties officeooo:rsid="00201e4e"/>
    </style:style>
    <style:style style:name="T17" style:family="text">
      <style:text-properties style:font-name="Liberation Serif1" officeooo:rsid="00201e4e"/>
    </style:style>
    <style:style style:name="T18" style:family="text">
      <style:text-properties style:font-name="Liberation Serif1" officeooo:rsid="00235850"/>
    </style:style>
    <style:style style:name="T19" style:family="text">
      <style:text-properties officeooo:rsid="00222ae7"/>
    </style:style>
    <style:style style:name="T20" style:family="text">
      <style:text-properties officeooo:rsid="002358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1">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
      <text:p text:style-name="P13">2) </text:p>
      <text:p text:style-name="P3"/>
      <text:p text:style-name="P4">ChangeSlow Algorithm Pseudo Code:</text:p>
      <text:p text:style-name="P4"/>
      <text:p text:style-name="P9"><text:span text:style-name="T4">slowHelper</text:span>(Values[1...N],Amount)</text:p>
      <text:p text:style-name="P9"><text:tab/><text:span text:style-name="T4">for i = 1 to N</text:span></text:p>
      <text:p text:style-name="P9"><text:tab/><text:tab/><text:span text:style-name="T4">if Amount == Values[i]</text:span></text:p>
      <text:p text:style-name="P9"><text:tab/><text:tab/><text:tab/><text:span text:style-name="T4">return new array [I]</text:span></text:p>
      <text:p text:style-name="P9"/>
      <text:p text:style-name="P9"><text:tab/><text:span text:style-name="T4">bestKI = INFINITY</text:span></text:p>
      <text:p text:style-name="P9"><text:tab/><text:span text:style-name="T4">bestKICoins = NULL</text:span></text:p>
      <text:p text:style-name="P9"/>
      <text:p text:style-name="P9"><text:tab/><text:span text:style-name="T4">for i = 1 to k//2 + 1</text:span></text:p>
      <text:p text:style-name="P9"><text:tab/><text:tab/><text:span text:style-name="T4">leftCoins = slowHelper(Values,i)</text:span></text:p>
      <text:p text:style-name="P9"><text:tab/><text:tab/><text:span text:style-name="T4">rightCoins = slowHelper(Values,amount-i)</text:span></text:p>
      <text:p text:style-name="P9"><text:tab/><text:tab/><text:span text:style-name="T4">if leftCoins.length + rightCoins.length &lt; bestKI</text:span></text:p>
      <text:p text:style-name="P9"><text:tab/><text:tab/><text:tab/><text:span text:style-name="T4">bestKI = <text:s/>leftCoins.length + rightCoins.length</text:span></text:p>
      <text:p text:style-name="P9"><text:tab/><text:tab/><text:tab/><text:span text:style-name="T4">bestKICoins = leftCoins + rightCoins</text:span></text:p>
      <text:p text:style-name="P9"/>
      <text:p text:style-name="P9"><text:tab/><text:span text:style-name="T5">return bestKICoins</text:span></text:p>
      <text:p text:style-name="P6"/>
      <text:p text:style-name="P9"><text:span text:style-name="T4">Slow</text:span>(Values[1...N],Amount)</text:p>
      <text:p text:style-name="P9"><text:tab/>let Result[1..N] be a new array [0,0..,0]</text:p>
      <text:p text:style-name="P9"/>
      <text:p text:style-name="P9"><text:tab/><text:span text:style-name="T4">coinsUsed = slowHelper(Values,Amount)</text:span></text:p>
      <text:p text:style-name="P9"/>
      <text:p text:style-name="P9"><text:tab/><text:span text:style-name="T4">for i = 1 to coinsUsed.length</text:span></text:p>
      <text:p text:style-name="P9"><text:tab/><text:tab/><text:span text:style-name="T4">result[coinsUsed[i]] += 1</text:span></text:p>
      <text:p text:style-name="P9"/>
      <text:p text:style-name="P9"><text:tab/><text:span text:style-name="T4">return result</text:span></text:p>
      <text:p text:style-name="P9"><text:tab/><text:tab/></text:p>
      <text:p text:style-name="P6"/>
      <text:p text:style-name="P5"><text:span text:style-name="T1">GreedyChange</text:span> Algorithm Pseudo Code:</text:p>
      <text:p text:style-name="P11"/>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
      <text:p text:style-name="P12">Change<text:span text:style-name="T1">DP</text:span> Algorithm Pseudo Code:</text:p>
      <text:p text:style-name="P5"/>
      <text:p text:style-name="P7">DP(Values[1...N],Amount)</text:p>
      <text:p text:style-name="P7"/>
      <text:p text:style-name="P7"><text:tab/>let minCoins[0..A<text:span text:style-name="T3">mount</text:span>] be a new array</text:p>
      <text:p text:style-name="P7"><text:tab/>minCoins[0] = 0</text:p>
      <text:p text:style-name="P7"><text:tab/>minCoins[1-A<text:span text:style-name="T3">mount</text:span>] = INFINITY</text:p>
      <text:p text:style-name="P7"/>
      <text:p text:style-name="P7"><text:tab/><text:span text:style-name="T3">let trace[1..Amount] be a new array</text:span></text:p>
      <text:p text:style-name="P7"/>
      <text:p text:style-name="P7"><text:tab/></text:p>
      <text:p text:style-name="P7"><text:tab/><text:span text:style-name="T3">for i = 1 to Amount</text:span></text:p>
      <text:p text:style-name="P7"><text:tab/><text:tab/><text:span text:style-name="T3">coinIndex = 0</text:span></text:p>
      <text:p text:style-name="P7"><text:tab/><text:tab/><text:span text:style-name="T3">while coinIndex &lt;= N and Values[coinIndex] &lt;= I</text:span></text:p>
      <text:p text:style-name="P7"/>
      <text:p text:style-name="P8"><text:tab/><text:tab/><text:tab/><text:span text:style-name="T3">if minCoins[i-Values[coinIndex]] + 1 &lt; minCoins[i]</text:span></text:p>
      <text:p text:style-name="P8"><text:tab/><text:tab/><text:tab/><text:tab/><text:span text:style-name="T3">minCoins[i] = minCoins[i-Values[coinIndex]] + 1</text:span></text:p>
      <text:p text:style-name="P8"><text:tab/><text:tab/><text:tab/><text:tab/><text:span text:style-name="T3">trace[i] = coinIndex</text:span><text:tab/><text:tab/></text:p>
      <text:p text:style-name="P7"/>
      <text:p text:style-name="P7"><text:tab/><text:tab/><text:tab/><text:span text:style-name="T3">coinIndex += 1</text:span></text:p>
      <text:p text:style-name="P7"/>
      <text:p text:style-name="P7"/>
      <text:p text:style-name="P8"><text:tab/>let Result[1..N] be a new array [0,0..,0]</text:p>
      <text:p text:style-name="P8"><text:tab/><text:span text:style-name="T3">traceIndex = amount </text:span></text:p>
      <text:p text:style-name="P10"><text:tab/>while traceIndex &gt; 0: </text:p>
      <text:p text:style-name="P10"><text:s text:c="5"/><text:span text:style-name="T2"><text:tab/></text:span>coin<text:span text:style-name="T6">U</text:span>sed = trace[traceIndex] </text:p>
      <text:p text:style-name="P10"><text:span text:style-name="T2"><text:tab/><text:tab/></text:span>result[coin<text:span text:style-name="T6">U</text:span>sed] +=1 </text:p>
      <text:p text:style-name="P10"><text:tab/><text:tab/>traceIndex -= coins[coin<text:span text:style-name="T6">U</text:span>sed] </text:p>
      <text:p text:style-name="P10"><text:tab/>return result</text:p>
      <text:p text:style-name="P7"/>
      <text:p text:style-name="P15">3)</text:p>
      <text:p text:style-name="P15"/>
      <text:p text:style-name="P16">EXPERIMENTAL ANALYSIS</text:p>
      <text:p text:style-name="P17">please see attached recorded results and times and plot charts, <text:span text:style-name="T8">all times recorded in milliseconds</text:span></text:p>
      <text:p text:style-name="P18"/>
      <text:p text:style-name="P21"><text:span text:style-name="T9">It can be seen by comparing the output of the ChangeSlow algorithm to that of the ChangeDP algorithm for low values that it is providing optimum solutions. However due to its running time the number of coins as a function of A for problems 4-6 are compared on amounts less than 36. but are not plotted as they have the same relationship to ChangeGreedy as ChangeDP</text:span></text:p>
      <text:p text:style-name="P18"/>
      <text:p text:style-name="P17">4) <text:s/><text:span text:style-name="T7">W</text:span>ith these denominations of coins the dynamic programming and greedy algorithm generate the same values of minimum number of coins, <text:s/>In other words they both find an optimal solution.</text:p>
      <text:p text:style-name="P17"/>
      <text:p text:style-name="P17">5) <text:span text:style-name="T7">The greedy algorithm produces a non-optimal solution for both sets of denominations, <text:s/>the amount of non-optimal answers was measured experimentally by comparing the output of the dynamic programming algorithm. <text:s/>Both sets of values produced very similar ratios of optimal to non optimal solutions.</text:span></text:p>
      <text:p text:style-name="P19"><text:span text:style-name="T10">V</text:span><text:span text:style-name="T14">1</text:span> greedy non-optimal: 41 out of: 201 tests for an average of: 20.39% non-optimal solutions</text:p>
      <text:p text:style-name="P19"><text:span text:style-name="T10">V</text:span><text:span text:style-name="T13">2</text:span> greedy non-optimal: 37 out of: 201 tests for an average of: 18.40% non-optimal solutions</text:p>
      <text:p text:style-name="P19"><text:soft-page-break/></text:p>
      <text:p text:style-name="P19">however the greedy algorithm produced non-optimal solutions repeatedly in groups of 12 for sequentially inputs of Amount on the denomination set V<text:span text:style-name="T13">1</text:span> however on values set V<text:span text:style-name="T13">2</text:span> they were more sporadicly dispersed.</text:p>
      <text:p text:style-name="P19"/>
      <text:p text:style-name="P20">6) <text:span text:style-name="T9">Once again the greedy algorithm always produces optimal solutions for this set of denominations of coins.</text:span></text:p>
      <text:p text:style-name="P19"/>
      <text:p text:style-name="P22">7) <text:span text:style-name="T9">see attached plots of recorded running time. <text:s/>ChangeSlow has such an explosive runtime that only amounts less than 36 could be recorded (12 hours of computer time were expended attempting to record the time required to calculate the minimum coins for amount=40). <text:s/>A separate comparison <text:s/>of all 3 algorithms for amounts less than 36 on all problems denomination sets is included. <text:s/>At these low values there are outliers for the ChangeSlow algorithm as if the amount being calculated is one of the coin denominations then the base case will return that single coin in constant time without ever entering the base case. <text:s/>ChangeSlow on Problem 6, with the even coin denominations up to 30 has an apparent constant running time for amount 1 through 30, but after amounts greater than the largest denomination the exponential time would begin.</text:span></text:p>
      <text:p text:style-name="P23">Therefore the 3 algorithms are only plotted for problem V=[1,5,10,25,50] and V=[1] for amount 1 to 35.</text:p>
      <text:p text:style-name="P23"/>
      <text:p text:style-name="P23">It can be <text:span text:style-name="T10">determined</text:span> from the experimental analysis that the running times can be characterized by a function of A as such:</text:p>
      <text:p text:style-name="P23"/>
      <text:p text:style-name="P23">ChangeSlow: f(A) = <text:span text:style-name="T10">O(C</text:span><text:span text:style-name="T12">A</text:span><text:span text:style-name="T10">) </text:span>Exponential</text:p>
      <text:p text:style-name="P23">ChangeDP = <text:s/>f(A) = O(A) <text:s/>- Linear Time</text:p>
      <text:p text:style-name="P23">ChangeGreedy = f(A) = <text:span text:style-name="T10">O</text:span>(1) – Constant Time</text:p>
      <text:p text:style-name="P23"/>
      <text:p text:style-name="P23"/>
      <text:p text:style-name="P24">8) </text:p>
      <text:p text:style-name="P23"/>
      <text:p text:style-name="P25">9) <text:span text:style-name="T16">In such a case the greedy algorithm would always produce an optimal solution. <text:s/>This can be ascertained by considering that a locally optimal solution will be globally optimal.</text:span></text:p>
      <text:p text:style-name="P29">For whatever original or remaining amount being consider, A, it will be p<text:span text:style-name="T11">k</text:span> &lt;= A &lt; p<text:span text:style-name="T11">k+1</text:span> and for any value exponent k, <text:s/>to sum up to p<text:span text:style-name="T11">k</text:span> with the values p<text:span text:style-name="T11">k-1</text:span> .. p<text:span text:style-name="T11">0 </text:span>the sum of the coefficients will always be greater than 1, at a minimum they will be p, <text:s/>therefore the globally optimal strategy is to repeatedly divide by the greatest possible denomination.</text:p>
      <text:p text:style-name="P28"/>
      <text:p text:style-name="P26"><text:span text:style-name="T16">Therefore the greedy algorithm would be a preferable algorithm as its running time would be better. <text:s text:c="2"/>As the greedy algorithms runtime is dependent on the number of denominations (and therefore the number of divisions and mod operations to perform) its runtime is </text:span><text:span text:style-name="T17">Θ</text:span><text:span text:style-name="T16">(n). </text:span></text:p>
      <text:p text:style-name="P27"><text:span text:style-name="T19">the number of denominations in this imaginary scenario could be very large, larger than A, but if the greedy algorithm was modified to start its divisions at the largest denomination less than or equal to A then it would be upper bound by the number of denominations less than A, which is </text:span><text:span text:style-name="T17">Θ</text:span><text:span text:style-name="T19">(log</text:span><text:span text:style-name="T15">p</text:span><text:span text:style-name="T16">A), </text:span></text:p>
      <text:p text:style-name="P27"><text:span text:style-name="T20">making the greedy algorithm </text:span><text:span text:style-name="T18">O</text:span><text:span text:style-name="T20">(log</text:span><text:span text:style-name="T15">p</text:span><text:span text:style-name="T16">A) while the dynamic programming solution would still be </text:span><text:span text:style-name="T17">Θ</text:span><text:span text:style-name="T16">(A)</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8T20:12:27.333853659</dc:date>
    <meta:editing-duration>PT6H26M</meta:editing-duration>
    <meta:editing-cycles>10</meta:editing-cycles>
    <meta:generator>LibreOffice/4.2.8.2$Linux_X86_64 LibreOffice_project/420m0$Build-2</meta:generator>
    <meta:document-statistic meta:table-count="0" meta:image-count="0" meta:object-count="0" meta:page-count="4" meta:paragraph-count="81" meta:word-count="1083" meta:character-count="6638" meta:non-whitespace-character-count="5520"/>
  </office:meta>
</office:document-meta>
</file>